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Hyperlink"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paragraph-properties style:vertical-align="auto" fo:margin-bottom="0in" fo:line-height="100%"/>
      <style:text-properties fo:hyphenate="false"/>
    </style:style>
    <style:style style:name="T9" style:parent-style-name="Hyperlink" style:family="text">
      <style:text-properties style:font-name-asian="Times New Roman" style:font-name-complex="Calibri" style:language-asian="en" style:country-asian="GB"/>
    </style:style>
    <style:style style:name="P10" style:parent-style-name="Normal"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style:vertical-align="auto" fo:margin-bottom="0in" fo:line-height="100%"/>
      <style:text-properties fo:hyphenate="false"/>
    </style:style>
    <style:style style:name="T13" style:parent-style-name="Hyperlink" style:family="text">
      <style:text-properties style:font-name-asian="Times New Roman" style:font-name-complex="Calibri" style:language-asian="en" style:country-asian="GB"/>
    </style:style>
    <style:style style:name="P14" style:parent-style-name="Normal" style:family="paragraph">
      <style:paragraph-properties style:vertical-align="auto" fo:margin-bottom="0in" fo:line-height="100%"/>
      <style:text-properties style:font-name-asian="Times New Roman" style:font-name-complex="Calibri" fo:color="#000000" style:language-asian="en" style:country-asian="GB" fo:hyphenate="false"/>
    </style:style>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paragraph-properties style:vertical-align="auto" fo:margin-bottom="0in" fo:line-height="100%"/>
      <style:text-properties fo:hyphenate="false"/>
    </style:style>
    <style:style style:name="T31" style:parent-style-name="Hyperlink" style:family="text">
      <style:text-properties style:font-name-asian="Times New Roman" style:font-name-complex="Calibri" style:language-asian="en" style:country-asian="GB"/>
    </style:style>
    <style:style style:name="P32" style:parent-style-name="Normal" style:family="paragraph">
      <style:paragraph-properties style:vertical-align="auto" fo:margin-bottom="0in" fo:line-height="100%"/>
      <style:text-properties style:font-name-asian="Times New Roman" style:font-name-complex="Calibri" fo:color="#000000" style:language-asian="en" style:country-asian="GB" fo:hyphenate="false"/>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Hyperlink"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Hyperlink"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Hyperlink"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Hyperlink" style:family="text">
      <style:text-properties fo:font-weight="bold" style:font-weight-asian="bold" style:font-weight-complex="bold"/>
    </style:style>
  </office:automatic-styles>
  <office:body>
    <office:text text:use-soft-page-breaks="true">
      <text:p text:style-name="P1"><text:span text:style-name="T2">Global<text:s/></text:span><text:a xlink:href="https://www.statsandresearch.com/report/40366-global-smart-advertising-services-market" office:target-frame-name="_top" xlink:show="replace"><text:span text:style-name="T3">Smart</text:span></text:a><text:span text:style-name="T4"><text:s/>Advertising Services Marke</text:span></text:p>
      <text:p text:style-name="Normal">In today's hyper-digital landscape, traditional advertising is evolving at lightning speed. At the forefront of this transformation is<text:s/><text:span text:style-name="T5">Smart Advertising</text:span>—a powerful fusion of data analytics, AI, automation, and personalized marketing. The<text:s/><text:span text:style-name="T6">Global Smart Advertising Services Market</text:span><text:s/>is booming, reshaping how brands connect with their audiences across platforms.</text:p>
      <text:p text:style-name="Normal"><text:span text:style-name="T7">Request Sample Report PDF (including TOC, Graphs &amp; Tables):</text:span></text:p>
      <text:p text:style-name="P8"><text:a xlink:href="https://www.statsandresearch.com/request-sample/40366-global-smart-advertising-services-market" office:target-frame-name="_top" xlink:show="replace"><text:span text:style-name="T9">https://www.statsandresearch.com/request-sample/40366-global-smart-advertising-services-market</text:span></text:a></text:p>
      <text:p text:style-name="P10">Why Smart Advertising Is Gaining Momentum</text:p>
      <text:p text:style-name="Normal">Smart advertising leverages real-time data, machine learning, and behavioral insights to deliver personalized and targeted content. This approach not only improves ad performance but also maximizes return on investment (ROI) for businesses of all sizes.</text:p>
      <text:p text:style-name="Normal"><text:span text:style-name="T11">Get up to 30% Discount:</text:span></text:p>
      <text:p text:style-name="P12"><text:a xlink:href="https://www.statsandresearch.com/check-discount/40366-global-smart-advertising-services-market" office:target-frame-name="_top" xlink:show="replace"><text:span text:style-name="T13">https://www.statsandresearch.com/check-discount/40366-global-smart-advertising-services-market</text:span></text:a></text:p>
      <text:p text:style-name="P14"/>
      <text:p text:style-name="Normal"><text:span text:style-name="T15">Key factors driving the growth of smart advertising services include:</text:span></text:p>
      <text:list text:style-name="LFO1" text:continue-numbering="true">
        <text:list-item>
          <text:p text:style-name="P16"><text:span text:style-name="T17">AI and Machine Learning Integration:</text:span><text:s/>These technologies enable real-time ad optimization based on user behavior and preferences.</text:p>
        </text:list-item>
        <text:list-item>
          <text:p text:style-name="P18"><text:span text:style-name="T19">Data-Driven Targeting:</text:span><text:s/>Brands are now able to segment audiences and create hyper-personalized campaigns with higher conversion rates.</text:p>
        </text:list-item>
        <text:list-item>
          <text:p text:style-name="P20"><text:span text:style-name="T21">Cross-Platform Reach:</text:span><text:s/>Smart advertising spans digital channels such as search engines, social media, streaming platforms, and mobile apps.</text:p>
        </text:list-item>
        <text:list-item>
          <text:p text:style-name="P22"><text:span text:style-name="T23">Automation &amp; Programmatic Ads:</text:span><text:s/>Automated ad buying reduces human error, speeds up campaign deployment, and ensures cost-effectiveness.</text:p>
        </text:list-item>
        <text:list-item>
          <text:p text:style-name="P24"><text:span text:style-name="T25">Performance Analytics:</text:span><text:s/>Marketers gain valuable insights into campaign metrics, allowing them to pivot strategies quickly for better results.</text:p>
        </text:list-item>
      </text:list>
      <text:p text:style-name="P26">Industry-Wide Impact</text:p>
      <text:p text:style-name="Normal">From retail and e-commerce to healthcare and finance, industries across the board are embracing smart advertising. SMEs and global enterprises alike are using AI-powered marketing to gain a competitive edge, reach niche audiences, and increase engagement.</text:p>
      <text:p text:style-name="P27">Challenges &amp; Opportunities</text:p>
      <text:p text:style-name="Normal">Despite its advantages, smart advertising comes with its own challenges. Data privacy concerns, ad fatigue, and tech integration hurdles can hinder effectiveness. However, these obstacles also open the door for innovation, regulatory evolution, and user-centered advertising experiences.</text:p>
      <text:p text:style-name="P28">The Future Outlook</text:p>
      <text:p text:style-name="Normal">The global smart advertising services market is poised for continued growth, driven by rapid digital transformation, 5G expansion, and increased investment in AI tech. As brands adapt to changing consumer behavior, smart advertising will become a non-negotiable part of every marketing strategy.</text:p>
      <text:soft-page-break/>
      <text:p text:style-name="P29">Purchase Exclusive Report:</text:p>
      <text:p text:style-name="P30"><text:a xlink:href="https://www.statsandresearch.com/enquire-before/40366-global-smart-advertising-services-market" office:target-frame-name="_top" xlink:show="replace"><text:span text:style-name="T31">https://www.statsandresearch.com/enquire-before/40366-global-smart-advertising-services-market</text:span></text:a></text:p>
      <text:p text:style-name="P32"/>
      <text:p text:style-name="Normal"><text:span text:style-name="T33">Our Services:</text:span></text:p>
      <text:p text:style-name="Normal"><text:span text:style-name="T34">On-Demand Reports:<text:s/></text:span><text:a xlink:href="https://www.statsandresearch.com/on-demand-reports" office:target-frame-name="_top" xlink:show="replace"><text:span text:style-name="T35">https://www.statsandresearch.com/on-demand-reports</text:span></text:a></text:p>
      <text:p text:style-name="Normal"><text:span text:style-name="T36">Subscription Plans:<text:s/></text:span><text:a xlink:href="https://www.statsandresearch.com/subscription-plans" office:target-frame-name="_top" xlink:show="replace"><text:span text:style-name="T37">https://www.statsandresearch.com/subscription-plans</text:span></text:a></text:p>
      <text:p text:style-name="Normal"><text:span text:style-name="T38">Consulting Services:<text:s/></text:span><text:a xlink:href="https://www.statsandresearch.com/consulting-services" office:target-frame-name="_top" xlink:show="replace"><text:span text:style-name="T39">https://www.statsandresearch.com/consulting-services</text:span></text:a><text:span text:style-name="T40"> </text:span></text:p>
      <text:p text:style-name="Normal"><text:span text:style-name="T41">Contact Us:</text:span></text:p>
      <text:p text:style-name="Normal"><text:span text:style-name="T42">Stats and Research</text:span></text:p>
      <text:p text:style-name="Normal"><text:span text:style-name="T43">Email:sales@statsandresearch.com </text:span></text:p>
      <text:p text:style-name="Normal"><text:span text:style-name="T44">Phone: +91 8530698844</text:span></text:p>
      <text:p text:style-name="Normal"><text:span text:style-name="T45">Website:<text:s/></text:span><text:a xlink:href="https://www.statsandresearch.com/" office:target-frame-name="_top" xlink:show="replace"><text:span text:style-name="T46">https://www.statsandresearch.com</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eta:initial-creator>
    <dc:creator>A</dc:creator>
    <meta:creation-date>2025-04-04T10:59:00Z</meta:creation-date>
    <dc:date>2025-04-04T11:33:00Z</dc:date>
    <meta:template xlink:href="Normal.dotm" xlink:type="simple"/>
    <meta:editing-cycles>2</meta:editing-cycles>
    <meta:editing-duration>PT180S</meta:editing-duration>
    <meta:document-statistic meta:page-count="2" meta:paragraph-count="7" meta:word-count="567" meta:character-count="3793" meta:row-count="26" meta:non-whitespace-character-count="3233"/>
  </office:meta>
</office:document-meta>
</file>